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ESTUS AND PAUL (25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ESTUS AND PAUL (25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governor and the plotters (25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governor and the plotters (25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request (2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refusal (25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ESTUS AND PAUL (25:1-12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governor and the plotters (25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governor and the prisoner (25:6-12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governor and the prisoner (25:6-12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ccusations (25:6-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nswer (25: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easement (25:9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ppeal (25:10-12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FESTUS AND PAUL (25:1-12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governor and the plotters (25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governor and the prisoner (25:6-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ACTS 25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FESTUS AND PAUL (25:1-1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FESTUS AND AGRIPPA (25:13-2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FESTUS AND AGRIPPA (25:13-27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information about Paul (25:13-22):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-title-Title-Slide" presentation:presentation-page-layout-name="Master1-PPL1" draw:id="Slide-264">
        <draw:frame draw:id="id99" presentation:style-name="a545" draw:name="Title 1" svg:x="1.38in" svg:y="0.83in" svg:width="10.3in" svg:height="4.42in" presentation:class="title" presentation:placeholder="false">
          <draw:text-box>
            <text:p text:style-name="a544" text:class-names="" text:cond-style-name=""><text:span text:style-name="a542" text:class-names=""><text:s text:c="1"/>The information about Paul (25:13-22):<text:s text:c="1"/></text:span><text:span text:style-name="a543" text:class-names=""/></text:p>
          </draw:text-box>
          <svg:title/>
          <svg:desc/>
        </draw:frame>
        <draw:frame draw:id="id100" presentation:style-name="a550" draw:name="Subtitle 2" svg:x="1.38in" svg:y="5.25in" svg:width="10.3in" svg:height="1.85in" presentation:class="subtitle" presentation:placeholder="false">
          <draw:text-box>
            <text:p text:style-name="a547" text:class-names="" text:cond-style-name=""><text:span text:style-name="a546" text:class-names=""><text:s text:c="1"/>The review by Festus (25:13-21)<text:s text:c="1"/></text:span></text:p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review by Festus (25:13-21)<text:s text:c="1"/></text:span><text:span text:style-name="a553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He talks about Paul's accusers (25:13-19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He talks about Paul's appeal (25:20-21)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information about Paul (25:13-22):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review by Festus (25:13-21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request by Agrippa (25:2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FESTUS AND AGRIPPA (25:13-27)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information about Paul (25:13-2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introduction of Paul (25:23-2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ACTS 25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FESTUS AND PAUL (25:1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FESTUS AND AGRIPPA (25:13-2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5 </dc:title>
    <meta:initial-creator>David STRICKLAND</meta:initial-creator>
    <dc:creator>David STRICKLAND</dc:creator>
    <meta:creation-date>2020-02-23T23:11:22Z</meta:creation-date>
    <dc:date>2020-02-23T23:11:23Z</dc:date>
    <meta:template xlink:href="BibleStudy" xlink:type="simple"/>
    <meta:editing-cycles>1</meta:editing-cycles>
    <meta:editing-duration>PT0S</meta:editing-duration>
    <meta:document-statistic meta:paragraph-count="37" meta:word-count="255"/>
  </office:meta>
</office:document-meta>
</file>